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2.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12.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37cm" fo:min-width="12.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13.47cm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2cm" fo:min-width="12.2cm" loext:decorative="fals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6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/>
      <style:text-properties style:font-name="Liberation Mono"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4pt"/>
    </style:style>
    <style:style style:name="P3" style:family="paragraph">
      <loext:graphic-properties draw:fill="none"/>
      <style:paragraph-properties fo:text-align="center"/>
      <style:text-properties style:font-name="Liberation Mono"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Mono"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cm" svg:height="1.27cm" svg:x="19.05cm" svg:y="1.27cm">
          <text:p text:style-name="P1">0 <text:s/>addi 5 16 5 <text:s/># ip += 16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2.7cm" svg:height="2.54cm" svg:x="19.05cm" svg:y="20.32cm">
          <text:p text:style-name="P1">3 <text:s/>mulr 1 4 3 <text:s text:c="2"/># reg_3 = reg_1 * reg_4</text:p>
          <text:p text:style-name="P1">4 <text:s/>eqrr 3 2 3 <text:s text:c="2"/># reg_3 = reg_3 == reg_2</text:p>
          <text:p text:style-name="P1">5 <text:s/>addr 3 5 5 <text:s text:c="2"/># ip += reg_3</text:p>
          <text:p text:style-name="P1"/>
          <text:p text:style-name="P1">reg_3 = (reg_1 * reg_4) == reg_2</text:p>
          <text:p text:style-name="P1">Check reg_1 is a divisor of the constan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2.7cm" svg:height="1.27cm" svg:x="19.05cm" svg:y="15.24cm">
          <text:p text:style-name="P1">1 <text:s/>seti 1 9 1 <text:s text:c="2"/># reg_1 = 1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2.7cm" svg:height="1.27cm" svg:x="26.67cm" svg:y="24.13cm">
          <text:p text:style-name="P1">6 <text:s/>addi 5 1 5 <text:s text:c="2"/># ip += 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2.7cm" svg:height="1.27cm" svg:x="19.05cm" svg:y="17.78cm">
          <text:p text:style-name="P1">2 <text:s/>seti 1 5 4 <text:s text:c="2"/># reg_4 = 1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2.7cm" svg:height="1.27cm" svg:x="11.43cm" svg:y="24.13cm">
          <text:p text:style-name="P1">7 <text:s/>addr 1 0 0 <text:s text:c="2"/># reg_0 += reg_1</text:p>
          <text:p text:style-name="P1">reg_0 is an accumulator for divisors of the constant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2.7cm" svg:height="2.54cm" svg:x="19.05cm" svg:y="26.67cm">
          <text:p text:style-name="P1">8 <text:s/>addi 4 1 4 <text:s text:c="2"/># reg_4 += 1</text:p>
          <text:p text:style-name="P1">9 <text:s/>gtrr 4 2 3 <text:s text:c="2"/># reg_3 = reg_4 &gt; reg_2</text:p>
          <text:p text:style-name="P1">10 <text:s/>addr 5 3 5 <text:s/># ip += reg_3</text:p>
          <text:p text:style-name="P1"/>
          <text:p text:style-name="P1">reg_3 = ++reg_4 &gt; 1028</text:p>
          <text:p text:style-name="P1">Increment reg_4 from 1 through consta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2.7cm" svg:height="1.27cm" svg:x="11.43cm" svg:y="30.48cm">
          <text:p text:style-name="P1">11 <text:s/>seti 2 4 5 <text:s text:c="2"/># ip = 2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2.7cm" svg:height="2.54cm" svg:x="26.67cm" svg:y="30.48cm">
          <text:p text:style-name="P1">12 <text:s/>addi 1 1 1 <text:s text:c="2"/># reg_1 += 1</text:p>
          <text:p text:style-name="P1">13 <text:s/>gtrr 1 2 3 <text:s text:c="2"/># reg_3 = reg_1 &gt; reg_2</text:p>
          <text:p text:style-name="P1">14 <text:s/>addr 3 5 5 <text:s text:c="2"/># ip += reg_3</text:p>
          <text:p text:style-name="P1"/>
          <text:p text:style-name="P1">Increment reg_1 from 1 through consta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2.7cm" svg:height="1.27cm" svg:x="41.91cm" svg:y="35.56cm">
          <text:p text:style-name="P1">16 <text:s/>mulr 5 5 5 <text:s text:c="2"/># ip *= ip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2.7cm" svg:height="7.62cm" svg:x="19.05cm" svg:y="3.81cm">
          <text:p text:style-name="P1">17 <text:s/>addi 2 2 2 <text:s text:c="2"/># reg_2 += 2</text:p>
          <text:p text:style-name="P1">18 <text:s/>mulr 2 2 2 <text:s text:c="2"/># reg_2 *= reg_2</text:p>
          <text:p text:style-name="P1">19 <text:s/>mulr 5 2 2 <text:s text:c="2"/># reg_2 *= ip</text:p>
          <text:p text:style-name="P1">20 <text:s/>muli 2 11 2 <text:s/># reg_2 *= 11</text:p>
          <text:p text:style-name="P1">21 <text:s/>addi 3 8 3 <text:s text:c="2"/># reg_3 += 8</text:p>
          <text:p text:style-name="P1">22 <text:s/>mulr 3 5 3 <text:s text:c="2"/># reg_3 *= ip</text:p>
          <text:p text:style-name="P1">23 <text:s/>addi 3 16 3 <text:s/># reg_3 += 16</text:p>
          <text:p text:style-name="P1">24 <text:s/>addr 2 3 2 <text:s text:c="2"/># reg_2 += reg_3</text:p>
          <text:p text:style-name="P1">25 <text:s/>addr 5 0 5 <text:s text:c="2"/># ip += reg_0</text:p>
          <text:p text:style-name="P1"/>
          <text:p text:style-name="P1">reg_2 = ((reg_2 + 2)**2 * 19 * 11) + (((reg_3 + 8 ) * 22) + 16)</text:p>
          <text:p text:style-name="P1">reg_2 = 10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12.7cm" svg:height="1.27cm" svg:x="41.91cm" svg:y="38.1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13.97cm" svg:height="7.62cm" svg:x="35.56cm" svg:y="13.97cm">
          <text:p text:style-name="P1">27 <text:s/>setr 5 3 3 <text:s text:c="2"/># reg_3 = ip</text:p>
          <text:p text:style-name="P1">28 <text:s/>mulr 3 5 3 <text:s text:c="2"/># reg_3 *= ip</text:p>
          <text:p text:style-name="P1">29 <text:s/>addr 5 3 3 <text:s text:c="2"/># reg_3 += ip</text:p>
          <text:p text:style-name="P1">30 <text:s/>mulr 5 3 3 <text:s text:c="2"/># reg_3 *= ip</text:p>
          <text:p text:style-name="P1">31 <text:s/>muli 3 14 3 <text:s/># reg_3 *= 14</text:p>
          <text:p text:style-name="P1">32 <text:s/>mulr 3 5 3 <text:s text:c="2"/># reg_3 *= ip</text:p>
          <text:p text:style-name="P1">33 <text:s/>addr 2 3 2 <text:s text:c="2"/># reg_2 += reg_3</text:p>
          <text:p text:style-name="P1">34 <text:s/>seti 0 1 0 <text:s text:c="2"/># reg_0 = 0</text:p>
          <text:p text:style-name="P1">35 <text:s/>seti 0 6 5 <text:s text:c="2"/># ip = 0</text:p>
          <text:p text:style-name="P1"/>
          <text:p text:style-name="P1">reg_3 = ((((27 * 28) + 29) * 30) * 14) * 32) </text:p>
          <text:p text:style-name="P1">reg_2 = 1028 + reg_3</text:p>
          <text:p text:style-name="P1"><text:span text:style-name="T1">reg_2 = 10551428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2.7cm" svg:height="1.27cm" svg:x="26.67cm" svg:y="35.56cm">
          <text:p text:style-name="P2">15 <text:s/>seti 1 9 5 <text:s text:c="2"/># ip = 1 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5.4cm" svg:y1="2.54cm" svg:x2="25.4cm" svg:y2="3.81cm" draw:start-shape="id1" draw:start-glue-point="2" draw:end-shape="id2" draw:end-glue-point="0" svg:d="M25400 2540v1270" svg:viewBox="0 0 1 1271">
          <text:p/>
        </draw:connector>
        <draw:connector draw:style-name="gr7" draw:text-style-name="P3" draw:layer="layout" svg:x1="25.4cm" svg:y1="13.97cm" svg:x2="25.4cm" svg:y2="15.24cm" draw:start-shape="id3" draw:start-glue-point="2" draw:end-shape="id4" draw:end-glue-point="0" svg:d="M25400 13970v1270" svg:viewBox="0 0 1 1271">
          <text:p/>
        </draw:connector>
        <draw:connector draw:style-name="gr8" draw:text-style-name="P3" draw:layer="layout" svg:x1="25.4cm" svg:y1="16.51cm" svg:x2="25.4cm" svg:y2="17.78cm" draw:start-shape="id4" draw:start-glue-point="2" draw:end-shape="id5" draw:end-glue-point="0" svg:d="M25400 16510v1270" svg:viewBox="0 0 1 1271">
          <text:p/>
        </draw:connector>
        <draw:connector draw:style-name="gr9" draw:text-style-name="P3" draw:layer="layout" svg:x1="25.4cm" svg:y1="19.05cm" svg:x2="25.4cm" svg:y2="20.32cm" draw:start-shape="id5" draw:start-glue-point="2" draw:end-shape="id6" draw:end-glue-point="0" svg:d="M25400 19050v1270" svg:viewBox="0 0 1 1271">
          <text:p/>
        </draw:connector>
        <draw:connector draw:style-name="gr10" draw:text-style-name="P3" draw:layer="layout" svg:x1="25.4cm" svg:y1="22.86cm" svg:x2="33.02cm" svg:y2="24.13cm" draw:start-shape="id6" draw:start-glue-point="2" draw:end-shape="id7" draw:end-glue-point="0" svg:d="M25400 22860v862h-6851v-4256h14471v4664" svg:viewBox="0 0 14472 4665">
          <text:p/>
        </draw:connector>
        <draw:connector draw:style-name="gr11" draw:text-style-name="P3" draw:layer="layout" svg:x1="25.4cm" svg:y1="22.86cm" svg:x2="17.78cm" svg:y2="24.13cm" draw:start-shape="id6" draw:start-glue-point="2" draw:end-shape="id8" draw:end-glue-point="0" svg:d="M25400 22860v3101h-14471v-2482h6851v651" svg:viewBox="0 0 14472 3102">
          <text:p/>
        </draw:connector>
        <draw:connector draw:style-name="gr12" draw:text-style-name="P3" draw:layer="layout" svg:x1="17.78cm" svg:y1="25.4cm" svg:x2="25.4cm" svg:y2="26.67cm" draw:start-shape="id8" draw:start-glue-point="2" draw:end-shape="id9" draw:end-glue-point="0" svg:d="M17780 25400v561h-6851v-2482h14471v3191" svg:viewBox="0 0 14472 3192">
          <text:p/>
        </draw:connector>
        <draw:connector draw:style-name="gr13" draw:text-style-name="P3" draw:layer="layout" svg:x1="25.4cm" svg:y1="29.21cm" svg:x2="17.78cm" svg:y2="30.48cm" draw:start-shape="id9" draw:start-glue-point="2" draw:end-shape="id10" draw:end-glue-point="0" svg:d="M25400 29210v3041h-14471v-2272h6851v501" svg:viewBox="0 0 14472 3042">
          <text:p/>
        </draw:connector>
        <draw:connector draw:style-name="gr14" draw:text-style-name="P3" draw:layer="layout" svg:x1="25.4cm" svg:y1="29.21cm" svg:x2="33.02cm" svg:y2="30.48cm" draw:start-shape="id9" draw:start-glue-point="2" draw:end-shape="id11" draw:end-glue-point="0" svg:d="M25400 29210v862h-6851v-4256h14471v4664" svg:viewBox="0 0 14472 4665">
          <text:p/>
        </draw:connector>
        <draw:connector draw:style-name="gr15" draw:text-style-name="P3" draw:layer="layout" svg:x1="33.02cm" svg:y1="33.02cm" svg:x2="33.02cm" svg:y2="35.56cm" draw:start-shape="id11" draw:start-glue-point="2" draw:end-shape="id12" draw:end-glue-point="0" svg:d="M33020 33020v2540" svg:viewBox="0 0 1 2541">
          <text:p/>
        </draw:connector>
        <draw:connector draw:style-name="gr16" draw:text-style-name="P3" draw:layer="layout" svg:x1="33.02cm" svg:y1="33.02cm" svg:x2="48.26cm" svg:y2="35.56cm" draw:start-shape="id11" draw:start-glue-point="2" draw:end-shape="id13" draw:end-glue-point="0" svg:d="M33020 33020v1311h15240v1229" svg:viewBox="0 0 15241 2541">
          <text:p/>
        </draw:connector>
        <draw:connector draw:style-name="gr17" draw:text-style-name="P3" draw:layer="layout" draw:line-skew="0.769cm -9.659cm -0.134cm" svg:x1="33.02cm" svg:y1="36.83cm" svg:x2="25.4cm" svg:y2="17.78cm" draw:start-shape="id12" draw:start-glue-point="2" draw:end-shape="id5" draw:end-glue-point="0" svg:d="M33020 36830v1270h-24130v-20955h16510v635" svg:viewBox="0 0 24131 20956">
          <text:p/>
        </draw:connector>
        <draw:connector draw:style-name="gr18" draw:text-style-name="P3" draw:layer="layout" svg:x1="33.02cm" svg:y1="25.4cm" svg:x2="25.4cm" svg:y2="26.67cm" draw:start-shape="id7" draw:start-glue-point="2" draw:end-shape="id9" draw:end-glue-point="0" svg:d="M33020 25400v4672h-14471v-4256h6851v854" svg:viewBox="0 0 14472 4673">
          <text:p/>
        </draw:connector>
        <draw:connector draw:style-name="gr19" draw:text-style-name="P3" draw:layer="layout" draw:line-skew="0cm -0.769cm" svg:x1="17.78cm" svg:y1="31.75cm" svg:x2="25.4cm" svg:y2="20.32cm" draw:start-shape="id10" draw:start-glue-point="2" draw:end-shape="id6" draw:end-glue-point="0" svg:d="M17780 31750v501h-7620v-12785h15240v854" svg:viewBox="0 0 15241 12786">
          <text:p/>
        </draw:connector>
        <draw:connector draw:style-name="gr20" draw:text-style-name="P3" draw:layer="layout" svg:x1="48.26cm" svg:y1="36.83cm" svg:x2="48.26cm" svg:y2="38.1cm" draw:start-shape="id13" draw:start-glue-point="2" draw:end-shape="id14" draw:end-glue-point="0" svg:d="M48260 36830v1270" svg:viewBox="0 0 1 1271">
          <text:p/>
        </draw:connector>
        <draw:custom-shape draw:style-name="gr1" draw:text-style-name="P1" xml:id="id3" draw:id="id3" draw:layer="layout" svg:width="12.7cm" svg:height="1.27cm" svg:x="19.05cm" svg:y="12.7cm">
          <text:p text:style-name="P2"><text:span text:style-name="T1">26 <text:s/>seti 0 7 5 <text:s text:c="2"/># ip = 0</text:span></text:p>
          <draw:enhanced-geometry svg:viewBox="0 0 21600 21600" draw:type="rectangle" draw:enhanced-path="M 0 0 L 21600 0 21600 21600 0 21600 0 0 Z N"/>
        </draw:custom-shape>
        <draw:connector draw:style-name="gr21" draw:text-style-name="P4" draw:layer="layout" svg:x1="25.4cm" svg:y1="11.43cm" svg:x2="25.4cm" svg:y2="12.7cm" draw:start-shape="id2" draw:start-glue-point="2" draw:end-shape="id3" draw:end-glue-point="0" svg:d="M25400 11430v1270" svg:viewBox="0 0 1 1271">
          <text:p/>
        </draw:connector>
        <draw:connector draw:style-name="gr22" draw:text-style-name="P4" draw:layer="layout" draw:line-skew="-0.779cm" svg:x1="25.4cm" svg:y1="11.43cm" svg:x2="42.545cm" svg:y2="13.97cm" draw:start-shape="id2" draw:start-glue-point="2" draw:end-shape="id15" draw:end-glue-point="0" svg:d="M25400 11430v491h17145v2049" svg:viewBox="0 0 17146 2541">
          <text:p text:style-name="P5"/>
        </draw:connector>
        <draw:connector draw:style-name="gr23" draw:text-style-name="P4" draw:layer="layout" svg:x1="42.545cm" svg:y1="21.59cm" svg:x2="25.4cm" svg:y2="15.24cm" draw:start-shape="id15" draw:start-glue-point="2" draw:end-shape="id4" draw:end-glue-point="0" svg:d="M42545 21590v501h-8890v-7352h-8255v501" svg:viewBox="0 0 17146 7353">
          <text:p/>
        </draw:connector>
        <draw:frame draw:style-name="gr24" draw:text-style-name="P6" draw:layer="layout" svg:width="3.203cm" svg:height="0.962cm" svg:x="33.972cm" svg:y="10.795cm">
          <draw:text-box>
            <text:p>reg_0 = 1</text:p>
          </draw:text-box>
        </draw:frame>
        <draw:frame draw:style-name="gr24" draw:text-style-name="P6" draw:layer="layout" svg:width="3.203cm" svg:height="0.962cm" svg:x="21.907cm" svg:y="11.42cm">
          <draw:text-box>
            <text:p>reg_0 = 0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1.28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9:58:00.954733268</meta:creation-date>
    <dc:date>2025-11-30T12:30:13.068166572</dc:date>
    <meta:editing-duration>PT15H24M43S</meta:editing-duration>
    <meta:editing-cycles>14</meta:editing-cycles>
    <meta:generator>LibreOffice/24.2.7.2$Linux_X86_64 LibreOffice_project/420$Build-2</meta:generator>
    <meta:document-statistic meta:object-count="35"/>
  </office:meta>
</office:document-meta>
</file>